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style:font-name="sans-serif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sans-seri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dcdcdc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„Clever <text:line-break/>Snake 98”</text:p>
      <text:p text:style-name="P1"/>
      <text:p text:style-name="P1"/>
      <text:p text:style-name="P1"/>
      <text:p text:style-name="P1"/>
      <text:p text:style-name="P1"/>
      <text:p text:style-name="P1"/>
      <text:p text:style-name="P7">Spis treści</text:p>
      <text:p text:style-name="P6">1.Cel projektu</text:p>
      <text:p text:style-name="P6">2.Zakres</text:p>
      <text:p text:style-name="P6">3.Opis funkcjonalny</text:p>
      <text:p text:style-name="P2"><text:span text:style-name="T1">4.Harmonogram</text:span></text:p>
      <text:p text:style-name="P3">Wykonawca</text:p>
      <text:p text:style-name="P3">Mucha Robert</text:p>
      <text:list xml:id="list7019418471339728288" text:style-name="L1">
        <text:list-item>
          <text:p text:style-name="P4"><text:soft-page-break/>Opis aplikacji </text:p>
          <text:p text:style-name="P4">Celem gry „Clever Snake 98” jest danie możliwości wcielenia się w węża który każdą wolną chwilę spędza na zdobywaniu pożywienia.</text:p>
          <text:p text:style-name="P4">Celem gracza będzie zadbanie aby w określonym czasie nasz wąż zjadł cokolwiek i zachować ostrożność by nie jeść zepsutego pożywienia, które będzie stopniowo go osłabiać.</text:p>
          <text:p text:style-name="P4">Oczywiście w chwili gdy nasz wąż je zdrowe owoce stopniowo wraca do pełni sił ale w konsekwencji staje się coraz dłuższy i wolniejszy. W konsekwencji musimy zjadać przedmiot mający na celu skrócenie jego rozmiarów. Niestety wraz ze skróceniem węża staje się on ponownie coraz szybszy. Wszystko to jest odpowiednio punktowane w celu wyłonienia najlepszego gracza.</text:p>
          <text:p text:style-name="P4">Innowacją wprowadzaną w tej grze jest możliwość wejścia węża na własny ogon bez szkodzenia sobie, ale w dalszym ciągu nie można zawracać o 180 stopni w ramach jednego pola.</text:p>
        </text:list-item>
        <text:list-item>
          <text:p text:style-name="P8"><text:span text:style-name="T2">Zakres </text:span>funkcjonalności </text:p>
          <text:p text:style-name="P4">„Clever Snake 98” będzie posiadać następujące funkcjonalności:</text:p>
        </text:list-item>
      </text:list>
      <text:list xml:id="list4764801994225189877" text:style-name="L2">
        <text:list-item>
          <text:p text:style-name="P5">wykonanie w C#</text:p>
        </text:list-item>
        <text:list-item>
          <text:p text:style-name="P5">w grze zostanie użyta biblioteka Threading</text:p>
        </text:list-item>
        <text:list-item>
          <text:p text:style-name="P5">stworzony zostanie interface użytkownika (życie, punktacja, obszar gry)</text:p>
        </text:list-item>
        <text:list-item>
          <text:p text:style-name="P5">gra dopasowuje się do rozmiaru wyświetlacza</text:p>
        </text:list-item>
        <text:list-item>
          <text:p text:style-name="P5">możliwość ruchu w 4 strony (góra, dół, lewo,prawo)</text:p>
        </text:list-item>
        <text:list-item>
          <text:p text:style-name="P5">zablokowaną możliwość zawracania</text:p>
        </text:list-item>
        <text:list-item>
          <text:p text:style-name="P5">odblokowaną możliwość wchodzenia na swój ogon</text:p>
        </text:list-item>
        <text:list-item>
          <text:p text:style-name="P5">gracz będzie posiadać 1 życie które będzie rosło lub malało w zależności od podjętych działań</text:p>
        </text:list-item>
        <text:list-item>
          <text:p text:style-name="P5">wyjście poza obszar planszy będzie skutkować przegraną</text:p>
        </text:list-item>
        <text:list-item>
          <text:p text:style-name="P5">spadnięcie ilości życia do 0 skutkuje przegraną</text:p>
        </text:list-item>
        <text:list-item>
          <text:p text:style-name="P5">nie zjedzenie czegokolwiek w określonym czasie skutkuje przegraną</text:p>
        </text:list-item>
        <text:list-item>
          <text:p text:style-name="P9"><text:span text:style-name="T2">możliwość zbierania następujących elementów na planszy</text:span></text:p>
          <text:list>
            <text:list-item>
              <text:p text:style-name="P9"><text:span text:style-name="T2">jabłko</text:span></text:p>
            </text:list-item>
            <text:list-item>
              <text:p text:style-name="P9"><text:span text:style-name="T2">wiśnie</text:span></text:p>
            </text:list-item>
            <text:list-item>
              <text:p text:style-name="P9"><text:span text:style-name="T2">banan</text:span></text:p>
            </text:list-item>
            <text:list-item>
              <text:p text:style-name="P9"><text:span text:style-name="T2">winogrono</text:span></text:p>
            </text:list-item>
            <text:list-item>
              <text:p text:style-name="P9"><text:span text:style-name="T2">ciasto</text:span></text:p>
            </text:list-item>
            <text:list-item>
              <text:p text:style-name="P9"><text:span text:style-name="T2">gruszka</text:span></text:p>
            </text:list-item>
            <text:list-item>
              <text:p text:style-name="P9"><text:span text:style-name="T2">zepsuta żywność</text:span></text:p>
            </text:list-item>
            <text:list-item>
              <text:p text:style-name="P9"><text:span text:style-name="T2">mikstura odchudzająca</text:span></text:p>
            </text:list-item>
          </text:list>
        </text:list-item>
        <text:list-item>
          <text:p text:style-name="P5">istnieje punktacja mająca na celu wykazanie umiejętności gracza</text:p>
        </text:list-item>
        <text:list-item>
          <text:p text:style-name="P5">spożywanie owoców ma swoje własne statystyki</text:p>
        </text:list-item>
        <text:list-item>
          <text:p text:style-name="P5">każdy owoc może się zepsuć wskutek czego będzie szkodzić</text:p>
        </text:list-item>
        <text:list-item>
          <text:p text:style-name="P5">istnieje możliwość podmiany tekstur w folderze z gr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28:29.84</meta:creation-date>
    <meta:document-statistic meta:table-count="0" meta:image-count="0" meta:object-count="0" meta:page-count="2" meta:paragraph-count="39" meta:word-count="306" meta:character-count="1963"/>
    <dc:date>2015-11-16T20:34:55.38</dc:date>
    <meta:editing-duration>PT12M2S</meta:editing-duration>
    <meta:editing-cycles>1</meta:editing-cycles>
    <meta:generator>OpenOffice.org/3.4.1$Win32 OpenOffice.org_project/341m1$Build-9593</meta:generator>
  </office:meta>
</office:document-meta>
</file>